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6f08" officeooo:paragraph-rsid="001d6f08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aaai.org/ocs/index.php/aaai/aaai12/paper/download/5126/5218" text:style-name="Internet_20_link" text:visited-style-name="Visited_20_Internet_20_Link"><text:span text:style-name="Citation"><text:span text:style-name="T1">www.aaai.org/ocs/index.php/aaai/aaai12/paper/download/5126/5218</text:span></text:span></text:a></text:p>
      <text:p text:style-name="P1"><text:a xlink:type="simple" xlink:href="http://codegolf.stackexchange.com/questions/30313/fastest-player-for-dots-and-boxes" text:style-name="Internet_20_link" text:visited-style-name="Visited_20_Internet_20_Link">http://codegolf.stackexchange.com/questions/30313/fastest-player-for-dots-and-boxes</text:a></text:p>
      <text:p text:style-name="P1"><text:a xlink:type="simple" xlink:href="http://stackoverflow.com/questions/22737943/java-minimax-on-dots-and-boxs-game" text:style-name="Internet_20_link" text:visited-style-name="Visited_20_Internet_20_Link">http://stackoverflow.com/questions/22737943/java-minimax-on-dots-and-boxs-game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6S</meta:editing-duration>
    <meta:editing-cycles>3</meta:editing-cycles>
    <meta:generator>LibreOffice/4.4.3.2$Windows_x86 LibreOffice_project/88805f81e9fe61362df02b9941de8e38a9b5fd16</meta:generator>
    <dc:date>2015-06-15T22:28:54.212000000</dc:date>
    <meta:document-statistic meta:table-count="0" meta:image-count="0" meta:object-count="0" meta:page-count="1" meta:paragraph-count="3" meta:word-count="3" meta:character-count="224" meta:non-whitespace-character-count="224"/>
    <meta:user-defined meta:name="Info 1"/>
    <meta:user-defined meta:name="Info 2"/>
    <meta:user-defined meta:name="Info 3"/>
    <meta:user-defined meta:name="Info 4"/>
  </office:meta>
</office:document-meta>
</file>